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cm" svg:height="1.7cm" svg:x="5.334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cm" svg:height="1.7cm" svg:x="5.33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cm" svg:height="1.7cm" svg:x="5.334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cm" svg:height="1.7cm" svg:x="5.334cm" svg:y="1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cm" svg:height="1.7cm" svg:x="23.534cm" svg:y="3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cm" svg:height="1.7cm" svg:x="23.534cm" svg:y="7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cm" svg:height="1.7cm" svg:x="23.534cm" svg:y="1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cm" svg:height="1.7cm" svg:x="23.534cm" svg:y="14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7cm" svg:height="1.7cm" svg:x="14.436cm" svg:y="5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cm" svg:height="1.7cm" svg:x="14.436cm" svg:y="9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cm" svg:height="1.7cm" svg:x="14.436cm" svg:y="12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34cm" svg:y1="4.185cm" svg:x2="14.436cm" svg:y2="6.102cm" draw:start-shape="id1" draw:start-glue-point="10" draw:end-shape="id2" draw:end-glue-point="6" svg:d="M7034 4185l7402 1917" svg:viewBox="0 0 7403 1918">
          <text:p/>
        </draw:connector>
        <draw:connector draw:style-name="gr2" draw:text-style-name="P1" draw:layer="layout" draw:type="line" svg:x1="7.034cm" svg:y1="4.185cm" svg:x2="14.436cm" svg:y2="9.936cm" draw:start-shape="id1" draw:start-glue-point="10" draw:end-shape="id3" draw:end-glue-point="6" svg:d="M7034 4185l7402 5751" svg:viewBox="0 0 7403 5752">
          <text:p/>
        </draw:connector>
        <draw:connector draw:style-name="gr2" draw:text-style-name="P1" draw:layer="layout" draw:type="line" svg:x1="7.034cm" svg:y1="4.185cm" svg:x2="14.436cm" svg:y2="13.769cm" draw:start-shape="id1" draw:start-glue-point="10" draw:end-shape="id4" draw:end-glue-point="6" svg:d="M7034 4185l7402 9584" svg:viewBox="0 0 7403 9585">
          <text:p/>
        </draw:connector>
        <draw:connector draw:style-name="gr2" draw:text-style-name="P1" draw:layer="layout" draw:type="line" svg:x1="7.034cm" svg:y1="8.018cm" svg:x2="14.436cm" svg:y2="6.102cm" draw:start-shape="id5" draw:start-glue-point="10" draw:end-shape="id2" draw:end-glue-point="6" svg:d="M7034 8018l7402-1916" svg:viewBox="0 0 7403 1917">
          <text:p/>
        </draw:connector>
        <draw:connector draw:style-name="gr2" draw:text-style-name="P1" draw:layer="layout" draw:type="line" svg:x1="7.034cm" svg:y1="8.018cm" svg:x2="14.436cm" svg:y2="9.936cm" draw:start-shape="id5" draw:start-glue-point="10" draw:end-shape="id3" draw:end-glue-point="6" svg:d="M7034 8018l7402 1918" svg:viewBox="0 0 7403 1919">
          <text:p/>
        </draw:connector>
        <draw:connector draw:style-name="gr2" draw:text-style-name="P1" draw:layer="layout" draw:type="line" svg:x1="7.034cm" svg:y1="8.018cm" svg:x2="14.436cm" svg:y2="13.769cm" draw:start-shape="id5" draw:start-glue-point="10" draw:end-shape="id4" draw:end-glue-point="6" svg:d="M7034 8018l7402 5751" svg:viewBox="0 0 7403 5752">
          <text:p/>
        </draw:connector>
        <draw:connector draw:style-name="gr2" draw:text-style-name="P1" draw:layer="layout" draw:type="line" svg:x1="7.034cm" svg:y1="11.852cm" svg:x2="14.436cm" svg:y2="6.102cm" draw:start-shape="id6" draw:start-glue-point="10" draw:end-shape="id2" draw:end-glue-point="6" svg:d="M7034 11852l7402-5750" svg:viewBox="0 0 7403 5751">
          <text:p/>
        </draw:connector>
        <draw:connector draw:style-name="gr2" draw:text-style-name="P1" draw:layer="layout" draw:type="line" svg:x1="7.034cm" svg:y1="11.852cm" svg:x2="14.436cm" svg:y2="9.936cm" draw:start-shape="id6" draw:start-glue-point="10" draw:end-shape="id3" draw:end-glue-point="6" svg:d="M7034 11852l7402-1916" svg:viewBox="0 0 7403 1917">
          <text:p/>
        </draw:connector>
        <draw:connector draw:style-name="gr2" draw:text-style-name="P1" draw:layer="layout" draw:type="line" svg:x1="7.034cm" svg:y1="11.852cm" svg:x2="14.436cm" svg:y2="13.769cm" draw:start-shape="id6" draw:start-glue-point="10" draw:end-shape="id4" draw:end-glue-point="6" svg:d="M7034 11852l7402 1917" svg:viewBox="0 0 7403 1918">
          <text:p/>
        </draw:connector>
        <draw:connector draw:style-name="gr2" draw:text-style-name="P1" draw:layer="layout" draw:type="line" svg:x1="7.034cm" svg:y1="15.685cm" svg:x2="14.436cm" svg:y2="13.769cm" draw:start-shape="id7" draw:start-glue-point="10" draw:end-shape="id4" draw:end-glue-point="6" svg:d="M7034 15685l7402-1916" svg:viewBox="0 0 7403 1917">
          <text:p/>
        </draw:connector>
        <draw:connector draw:style-name="gr2" draw:text-style-name="P1" draw:layer="layout" draw:type="line" svg:x1="7.034cm" svg:y1="15.685cm" svg:x2="14.436cm" svg:y2="9.936cm" draw:start-shape="id7" draw:start-glue-point="10" draw:end-shape="id3" draw:end-glue-point="6" svg:d="M7034 15685l7402-5749" svg:viewBox="0 0 7403 5750">
          <text:p/>
        </draw:connector>
        <draw:connector draw:style-name="gr2" draw:text-style-name="P1" draw:layer="layout" draw:type="line" svg:x1="7.034cm" svg:y1="15.685cm" svg:x2="14.436cm" svg:y2="6.102cm" draw:start-shape="id7" draw:start-glue-point="10" draw:end-shape="id2" draw:end-glue-point="6" svg:d="M7034 15685l7402-9583" svg:viewBox="0 0 7403 9584">
          <text:p/>
        </draw:connector>
        <draw:connector draw:style-name="gr2" draw:text-style-name="P1" draw:layer="layout" draw:type="line" svg:x1="16.136cm" svg:y1="6.102cm" svg:x2="23.534cm" svg:y2="4.185cm" draw:start-shape="id2" draw:start-glue-point="10" draw:end-shape="id8" draw:end-glue-point="6" svg:d="M16136 6102l7398-1917" svg:viewBox="0 0 7399 1918">
          <text:p/>
        </draw:connector>
        <draw:connector draw:style-name="gr2" draw:text-style-name="P1" draw:layer="layout" draw:type="line" svg:x1="16.136cm" svg:y1="6.102cm" svg:x2="23.534cm" svg:y2="8.018cm" draw:start-shape="id2" draw:start-glue-point="10" draw:end-shape="id9" draw:end-glue-point="6" svg:d="M16136 6102l7398 1916" svg:viewBox="0 0 7399 1917">
          <text:p/>
        </draw:connector>
        <draw:connector draw:style-name="gr2" draw:text-style-name="P1" draw:layer="layout" draw:type="line" svg:x1="16.136cm" svg:y1="6.102cm" svg:x2="23.534cm" svg:y2="11.852cm" draw:start-shape="id2" draw:start-glue-point="10" draw:end-shape="id10" draw:end-glue-point="6" svg:d="M16136 6102l7398 5750" svg:viewBox="0 0 7399 5751">
          <text:p/>
        </draw:connector>
        <draw:connector draw:style-name="gr2" draw:text-style-name="P1" draw:layer="layout" draw:type="line" svg:x1="16.136cm" svg:y1="6.102cm" svg:x2="23.534cm" svg:y2="15.685cm" draw:start-shape="id2" draw:start-glue-point="10" draw:end-shape="id11" draw:end-glue-point="6" svg:d="M16136 6102l7398 9583" svg:viewBox="0 0 7399 9584">
          <text:p/>
        </draw:connector>
        <draw:connector draw:style-name="gr2" draw:text-style-name="P1" draw:layer="layout" draw:type="line" svg:x1="16.136cm" svg:y1="9.936cm" svg:x2="23.534cm" svg:y2="4.185cm" draw:start-shape="id3" draw:start-glue-point="10" draw:end-shape="id8" draw:end-glue-point="6" svg:d="M16136 9936l7398-5751" svg:viewBox="0 0 7399 5752">
          <text:p/>
        </draw:connector>
        <draw:connector draw:style-name="gr2" draw:text-style-name="P1" draw:layer="layout" draw:type="line" svg:x1="16.136cm" svg:y1="9.936cm" svg:x2="23.534cm" svg:y2="8.018cm" draw:start-shape="id3" draw:start-glue-point="10" draw:end-shape="id9" draw:end-glue-point="6" svg:d="M16136 9936l7398-1918" svg:viewBox="0 0 7399 1919">
          <text:p/>
        </draw:connector>
        <draw:connector draw:style-name="gr2" draw:text-style-name="P1" draw:layer="layout" draw:type="line" svg:x1="16.136cm" svg:y1="9.936cm" svg:x2="23.534cm" svg:y2="11.852cm" draw:start-shape="id3" draw:start-glue-point="10" draw:end-shape="id10" draw:end-glue-point="6" svg:d="M16136 9936l7398 1916" svg:viewBox="0 0 7399 1917">
          <text:p/>
        </draw:connector>
        <draw:connector draw:style-name="gr2" draw:text-style-name="P1" draw:layer="layout" draw:type="line" svg:x1="16.136cm" svg:y1="9.936cm" svg:x2="23.534cm" svg:y2="15.685cm" draw:start-shape="id3" draw:start-glue-point="10" draw:end-shape="id11" draw:end-glue-point="6" svg:d="M16136 9936l7398 5749" svg:viewBox="0 0 7399 5750">
          <text:p/>
        </draw:connector>
        <draw:connector draw:style-name="gr2" draw:text-style-name="P1" draw:layer="layout" draw:type="line" svg:x1="16.136cm" svg:y1="13.769cm" svg:x2="23.534cm" svg:y2="4.185cm" draw:start-shape="id4" draw:start-glue-point="10" draw:end-shape="id8" draw:end-glue-point="6" svg:d="M16136 13769l7398-9584" svg:viewBox="0 0 7399 9585">
          <text:p/>
        </draw:connector>
        <draw:connector draw:style-name="gr2" draw:text-style-name="P1" draw:layer="layout" draw:type="line" svg:x1="16.136cm" svg:y1="13.769cm" svg:x2="23.534cm" svg:y2="8.018cm" draw:start-shape="id4" draw:start-glue-point="10" draw:end-shape="id9" draw:end-glue-point="6" svg:d="M16136 13769l7398-5751" svg:viewBox="0 0 7399 5752">
          <text:p/>
        </draw:connector>
        <draw:connector draw:style-name="gr2" draw:text-style-name="P1" draw:layer="layout" draw:type="line" svg:x1="16.136cm" svg:y1="13.769cm" svg:x2="23.534cm" svg:y2="11.852cm" draw:start-shape="id4" draw:start-glue-point="10" draw:end-shape="id10" draw:end-glue-point="6" svg:d="M16136 13769l7398-1917" svg:viewBox="0 0 7399 1918">
          <text:p/>
        </draw:connector>
        <draw:connector draw:style-name="gr2" draw:text-style-name="P1" draw:layer="layout" draw:type="line" svg:x1="16.136cm" svg:y1="13.769cm" svg:x2="23.534cm" svg:y2="15.685cm" draw:start-shape="id4" draw:start-glue-point="10" draw:end-shape="id11" draw:end-glue-point="6" svg:d="M16136 13769l7398 1916" svg:viewBox="0 0 7399 1917">
          <text:p/>
        </draw:connector>
        <draw:line draw:style-name="gr2" draw:text-style-name="P1" draw:layer="layout" svg:x1="25.334cm" svg:y1="4.135cm" svg:x2="27.334cm" svg:y2="4.135cm">
          <text:p/>
        </draw:line>
        <draw:line draw:style-name="gr2" draw:text-style-name="P1" draw:layer="layout" svg:x1="25.335cm" svg:y1="7.985cm" svg:x2="27.335cm" svg:y2="7.985cm">
          <text:p/>
        </draw:line>
        <draw:line draw:style-name="gr2" draw:text-style-name="P1" draw:layer="layout" svg:x1="25.335cm" svg:y1="11.785cm" svg:x2="27.335cm" svg:y2="11.785cm">
          <text:p/>
        </draw:line>
        <draw:line draw:style-name="gr2" draw:text-style-name="P1" draw:layer="layout" svg:x1="25.335cm" svg:y1="15.685cm" svg:x2="27.335cm" svg:y2="15.685cm">
          <text:p/>
        </draw:line>
        <draw:line draw:style-name="gr2" draw:text-style-name="P1" draw:layer="layout" svg:x1="3.335cm" svg:y1="4.185cm" svg:x2="5.335cm" svg:y2="4.185cm">
          <text:p/>
        </draw:line>
        <draw:line draw:style-name="gr2" draw:text-style-name="P1" draw:layer="layout" svg:x1="3.336cm" svg:y1="8.035cm" svg:x2="5.336cm" svg:y2="8.035cm">
          <text:p/>
        </draw:line>
        <draw:line draw:style-name="gr2" draw:text-style-name="P1" draw:layer="layout" svg:x1="3.336cm" svg:y1="11.835cm" svg:x2="5.336cm" svg:y2="11.835cm">
          <text:p/>
        </draw:line>
        <draw:line draw:style-name="gr2" draw:text-style-name="P1" draw:layer="layout" svg:x1="3.336cm" svg:y1="15.735cm" svg:x2="5.336cm" svg:y2="15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6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9T10:50:03.099959658</meta:creation-date>
    <dc:date>2014-07-09T10:56:26.908159605</dc:date>
    <meta:editing-duration>P0D</meta:editing-duration>
    <meta:editing-cycles>1</meta:editing-cycles>
    <meta:document-statistic meta:object-count="43"/>
    <meta:generator>LibreOffice/4.2.4.2$Linux_X86_64 LibreOffice_project/420m0$Build-2</meta:generator>
  </office:meta>
</office:document-meta>
</file>